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Index_20_Heading">
      <style:paragraph-properties fo:break-before="page"/>
    </style:style>
    <style:style style:name="P15" style:family="paragraph" style:parent-style-name="Text_20_body">
      <style:text-properties officeooo:rsid="043dafc0" officeooo:paragraph-rsid="043dafc0"/>
    </style:style>
    <style:style style:name="P16" style:family="paragraph" style:parent-style-name="Index_20_1">
      <style:paragraph-properties>
        <style:tab-stops>
          <style:tab-stop style:position="3.4366in" style:type="right" style:leader-style="dotted" style:leader-text="."/>
        </style:tab-stops>
      </style:paragraph-properties>
    </style:style>
    <style:style style:name="P17" style:family="paragraph" style:parent-style-name="Text_20_body">
      <style:paragraph-properties fo:text-align="center" style:justify-single-word="false"/>
      <style:text-properties officeooo:rsid="045e2ca8" officeooo:paragraph-rsid="045e2ca8"/>
    </style:style>
    <style:style style:name="P18" style:family="paragraph" style:parent-style-name="Contents_20_1">
      <style:paragraph-properties>
        <style:tab-stops>
          <style:tab-stop style:position="6.9244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425e878" officeooo:paragraph-rsid="0425e878"/>
    </style:style>
    <style:style style:name="P22" style:family="paragraph" style:parent-style-name="Heading_20_1">
      <style:paragraph-properties fo:break-before="page"/>
      <style:text-properties officeooo:rsid="04255b70" officeooo:paragraph-rsid="04255b70"/>
    </style:style>
    <style:style style:name="P23" style:family="paragraph" style:parent-style-name="Heading_20_1">
      <style:paragraph-properties fo:break-before="page"/>
      <style:text-properties officeooo:rsid="042dffe7" officeooo:paragraph-rsid="042dffe7"/>
    </style:style>
    <style:style style:name="P24" style:family="paragraph" style:parent-style-name="Heading_20_1">
      <style:paragraph-properties fo:break-before="page"/>
      <style:text-properties officeooo:rsid="02ae12ea" officeooo:paragraph-rsid="02ae12ea"/>
    </style:style>
    <style:style style:name="P25" style:family="paragraph" style:parent-style-name="Heading_20_1">
      <style:paragraph-properties fo:break-before="page"/>
      <style:text-properties officeooo:rsid="03659af0" officeooo:paragraph-rsid="0413e173"/>
    </style:style>
    <style:style style:name="P26" style:family="paragraph" style:parent-style-name="Heading_20_1">
      <style:paragraph-properties fo:break-before="page"/>
      <style:text-properties officeooo:rsid="043cb344" officeooo:paragraph-rsid="043cb344"/>
    </style:style>
    <style:style style:name="P27" style:family="paragraph" style:parent-style-name="Heading_20_1">
      <style:paragraph-properties fo:break-before="page"/>
      <style:text-properties officeooo:rsid="046ae38f" officeooo:paragraph-rsid="046ae38f"/>
    </style:style>
    <style:style style:name="P28" style:family="paragraph" style:parent-style-name="Heading_20_1">
      <style:paragraph-properties fo:break-before="page"/>
      <style:text-properties officeooo:rsid="046b131a" officeooo:paragraph-rsid="046b131a"/>
    </style:style>
    <style:style style:name="P29" style:family="paragraph" style:parent-style-name="Index_20_1">
      <style:paragraph-properties>
        <style:tab-stops>
          <style:tab-stop style:position="3.4366in" style:type="right" style:leader-style="dotted" style:leader-text="."/>
        </style:tab-stops>
      </style:paragraph-properties>
    </style:style>
    <style:style style:name="P30" style:family="paragraph" style:parent-style-name="Index_20_Heading">
      <style:paragraph-properties fo:break-before="page"/>
    </style:style>
    <style:style style:name="P31" style:family="paragraph" style:parent-style-name="Text_20_body">
      <style:text-properties officeooo:rsid="04255b70" officeooo:paragraph-rsid="04255b70"/>
    </style:style>
    <style:style style:name="P32" style:family="paragraph" style:parent-style-name="Text_20_body">
      <style:text-properties officeooo:rsid="0274d222" officeooo:paragraph-rsid="04255b70"/>
    </style:style>
    <style:style style:name="P33" style:family="paragraph" style:parent-style-name="Text_20_body">
      <style:text-properties officeooo:rsid="042dffe7" officeooo:paragraph-rsid="042dffe7"/>
    </style:style>
    <style:style style:name="P34" style:family="paragraph" style:parent-style-name="Text_20_body">
      <style:text-properties officeooo:rsid="046ae38f" officeooo:paragraph-rsid="046ae38f"/>
    </style:style>
    <style:style style:name="P35" style:family="paragraph" style:parent-style-name="Text_20_body">
      <style:text-properties officeooo:rsid="046b131a" officeooo:paragraph-rsid="046b131a"/>
    </style:style>
    <style:style style:name="P36" style:family="paragraph" style:parent-style-name="Text_20_body">
      <style:text-properties officeooo:rsid="043dafc0" officeooo:paragraph-rsid="043dafc0"/>
    </style:style>
    <style:style style:name="P37" style:family="paragraph" style:parent-style-name="Text_20_body">
      <style:text-properties officeooo:rsid="0063ed7a" officeooo:paragraph-rsid="018e167c"/>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6e949"/>
    </style:style>
    <style:style style:name="T42" style:family="text">
      <style:text-properties officeooo:rsid="045788ba"/>
    </style:style>
    <style:style style:name="T43" style:family="text">
      <style:text-properties officeooo:rsid="045ac43d"/>
    </style:style>
    <style:style style:name="T44" style:family="text">
      <style:text-properties officeooo:rsid="04632123"/>
    </style:style>
    <style:style style:name="T45" style:family="text">
      <style:text-properties officeooo:rsid="046432b3"/>
    </style:style>
    <style:style style:name="T46" style:family="text">
      <style:text-properties officeooo:rsid="0464ab9f"/>
    </style:style>
    <style:style style:name="T47" style:family="text">
      <style:text-properties officeooo:rsid="04669747"/>
    </style:style>
    <style:style style:name="T48" style:family="text">
      <style:text-properties officeooo:rsid="0467ab2a"/>
    </style:style>
    <style:style style:name="T49" style:family="text">
      <style:text-properties officeooo:rsid="04699495"/>
    </style:style>
    <style:style style:name="T50" style:family="text">
      <style:text-properties officeooo:rsid="046c60df"/>
    </style:style>
    <style:style style:name="T51" style:family="text">
      <style:text-properties officeooo:rsid="046d1981"/>
    </style:style>
    <style:style style:name="T52" style:family="text">
      <style:text-properties officeooo:rsid="046edf13"/>
    </style:style>
    <style:style style:name="T53" style:family="text">
      <style:text-properties officeooo:rsid="047032d5"/>
    </style:style>
    <style:style style:name="T54" style:family="text">
      <style:text-properties officeooo:rsid="04719b54"/>
    </style:style>
    <style:style style:name="T55" style:family="text">
      <style:text-properties officeooo:rsid="04733d68"/>
    </style:style>
    <style:style style:name="T56" style:family="text">
      <style:text-properties officeooo:rsid="04739b57"/>
    </style:style>
    <style:style style:name="T57" style:family="text">
      <style:text-properties officeooo:rsid="04775d88"/>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7">2025.0<text:span text:style-name="T44">4</text:span>.<text:span text:style-name="T44">26</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Table of Contents</text:p>
          </text:index-title>
          <text:p text:style-name="P18"><text:a xlink:type="simple" xlink:href="#__RefHeading___Toc105_989239493" text:style-name="Index_20_Link" text:visited-style-name="Index_20_Link">Introduction<text:tab/>3</text:a></text:p>
          <text:p text:style-name="P18"><text:a xlink:type="simple" xlink:href="#__RefHeading___Toc1393_735105552" text:style-name="Index_20_Link" text:visited-style-name="Index_20_Link">Arduino Special Functions<text:tab/>4</text:a></text:p>
          <text:p text:style-name="P18"><text:a xlink:type="simple" xlink:href="#__RefHeading___Toc1393_735105551" text:style-name="Index_20_Link" text:visited-style-name="Index_20_Link">Creating New Diagrams<text:tab/>5</text:a></text:p>
          <text:p text:style-name="P18"><text:a xlink:type="simple" xlink:href="#__RefHeading___Toc1583_3307065881" text:style-name="Index_20_Link" text:visited-style-name="Index_20_Link">Editing Diagrams<text:tab/>6</text:a></text:p>
          <text:p text:style-name="P18"><text:a xlink:type="simple" xlink:href="#__RefHeading___Toc766_2701573235" text:style-name="Index_20_Link" text:visited-style-name="Index_20_Link">Flow-Control Objects<text:tab/>7</text:a></text:p>
          <text:p text:style-name="P18"><text:a xlink:type="simple" xlink:href="#__RefHeading___Toc768_2701573235" text:style-name="Index_20_Link" text:visited-style-name="Index_20_Link">Function Objects<text:tab/>8</text:a></text:p>
          <text:p text:style-name="P18"><text:a xlink:type="simple" xlink:href="#__RefHeading___Toc1583_330706588" text:style-name="Index_20_Link" text:visited-style-name="Index_20_Link">Operating Systems<text:tab/>9</text:a></text:p>
          <text:p text:style-name="P18"><text:a xlink:type="simple" xlink:href="#__RefHeading___Toc2479_3383179068" text:style-name="Index_20_Link" text:visited-style-name="Index_20_Link">SQL Injections<text:tab/>10</text:a></text:p>
          <text:p text:style-name="P18"><text:a xlink:type="simple" xlink:href="#__RefHeading___Toc2479_33831790681" text:style-name="Index_20_Link" text:visited-style-name="Index_20_Link">Wiring Objects<text:tab/>11</text:a></text:p>
        </text:index-body>
      </text:table-of-content>
      <text:p text:style-name="P5"/>
      <text:h text:style-name="P20" text:outline-level="1"><text:bookmark-start text:name="__RefHeading___Toc105_989239493"/>Introduction<text:bookmark-end text:name="__RefHeading___Toc105_989239493"/></text:h>
      <text:p text:style-name="P3"><text:alphabetical-index-mark-start text:id="IMark111349548847264"/>Glitch<text:alphabetical-index-mark-end text:id="IMark111349548847264"/> is a <text:alphabetical-index-mark-start text:id="IMark111349641474016"/>visual compiler<text:alphabetical-index-mark-end text:id="IMark111349641474016"/>. <text:span text:style-name="T21">The software </text:span><text:span text:style-name="T31">interprets</text:span><text:span text:style-name="T25"> </text:span><text:alphabetical-index-mark-start text:id="IMark111349636013696"/><text:span text:style-name="T15">block diagrams</text:span><text:alphabetical-index-mark-end text:id="IMark111349636013696"/><text:span text:style-name="T15"> </text:span><text:span text:style-name="T56">(</text:span><text:alphabetical-index-mark text:string-value="blueprints"/><text:span text:style-name="T15">blueprints</text:span><text:span text:style-name="T56">)</text:span><text:span text:style-name="T15"> </text:span><text:span text:style-name="T31">and translates the diagrams into </text:span><text:alphabetical-index-mark-start text:id="IMark111349609557968"/><text:span text:style-name="T15">Arduino</text:span><text:alphabetical-index-mark-end text:id="IMark111349609557968"/><text:span text:style-name="T15"> intermediate </text:span><text:span text:style-name="T51">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2">is </text:span>functional on any operating system where <text:alphabetical-index-mark-start text:id="IMark111349636013776"/><text:span text:style-name="T24">Qt LTS</text:span><text:alphabetical-index-mark-end text:id="IMark111349636013776"/><text:span text:style-name="T24"> is supported</text:span>. <text:alphabetical-index-mark-start text:id="IMark111349605516432"/><text:span text:style-name="T23">Qt 5.5.1</text:span><text:alphabetical-index-mark-end text:id="IMark111349605516432"/><text:span text:style-name="T23"> is supported for </text:span><text:alphabetical-index-mark-start text:id="IMark111349632169456"/><text:span text:style-name="T23">PowerPC</text:span><text:alphabetical-index-mark-end text:id="IMark111349632169456"/><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21" text:outline-level="1"><text:bookmark-start text:name="__RefHeading___Toc1393_735105552"/>Arduino Special Functions<text:bookmark-end text:name="__RefHeading___Toc1393_735105552"/></text:h>
      <text:p text:style-name="P11">The <text:alphabetical-index-mark-start text:id="IMark111349610316592"/>Arduino<text:alphabetical-index-mark-end text:id="IMark111349610316592"/> programming interface requires two special functions, <text:alphabetical-index-mark-start text:id="IMark111349632989376"/>loop()<text:alphabetical-index-mark-end text:id="IMark111349632989376"/> and <text:alphabetical-index-mark-start text:id="IMark111349605516432"/>setup()<text:alphabetical-index-mark-end text:id="IMark111349605516432"/>. The functions are automatically assigned to <text:span text:style-name="T32">an </text:span>Arduino <text:span text:style-name="T32">diagram after </text:span><text:span text:style-name="T39">a</text:span><text:span text:style-name="T32"> diagram is created. </text:span><text:span text:style-name="T45">The objects representing the two methods </text:span><text:span text:style-name="T46">are assigned </text:span><text:span text:style-name="T45">static geometries </text:span><text:span text:style-name="T53">and are situated at the top-left corner of a diagram.</text:span></text:p>
      <text:p text:style-name="P11"/>
      <text:h text:style-name="P22" text:outline-level="1"><text:bookmark-start text:name="__RefHeading___Toc1393_735105551"/>Creating <text:span text:style-name="T29">New </text:span>Diagrams<text:bookmark-end text:name="__RefHeading___Toc1393_735105551"/></text:h>
      <text:p text:style-name="P31">New diagrams may be created via File → New Diagram → Arduino. After a diagram is initialized, editing <text:span text:style-name="T47">may begin</text:span>. <text:span text:style-name="T20">To </text:span><text:span text:style-name="T47">create</text:span><text:span text:style-name="T20"> an object, drag-and-drop it from the </text:span><text:alphabetical-index-mark-start text:id="IMark111349609557968"/><text:span text:style-name="T20">Categories</text:span><text:alphabetical-index-mark-end text:id="IMark111349609557968"/><text:span text:style-name="T20"> tree widget. </text:span><text:span text:style-name="T33">Objects may also be added from the copy buffer via paste event</text:span><text:span text:style-name="T43">s</text:span><text:span text:style-name="T33">. </text:span><text:span text:style-name="T41">Diagram information is recorded in a portable SQLite database. </text:span><text:span text:style-name="T48">Each object type offers general and specific properties which are accessible via context menus and property editors.</text:span></text:p>
      <text:p text:style-name="P32"/>
      <text:h text:style-name="P23"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111349610316592"/><text:span text:style-name="T37">co</text:span>ntext menu<text:alphabetical-index-mark-end text:id="IMark111349610316592"/> <text:span text:style-name="T34">is</text:span> also available for each object. <text:span text:style-name="T42">The context menu contains generic and specific properties.</text:span> <text:alphabetical-index-mark-start text:id="IMark111349636013776"/>Copying<text:alphabetical-index-mark-end text:id="IMark111349636013776"/> and <text:alphabetical-index-mark-start text:id="IMark111349636934240"/>pasting<text:alphabetical-index-mark-end text:id="IMark111349636934240"/> objects are also allowed. A single <text:alphabetical-index-mark-start text:id="IMark111349612387840"/>redo / undo stack<text:alphabetical-index-mark-end text:id="IMark111349612387840"/> provides rich redo / undo behavior.</text:p>
      <text:p text:style-name="P12"/>
      <text:h text:style-name="P28" text:outline-level="1"><text:bookmark-start text:name="__RefHeading___Toc766_2701573235"/>Flow-Control Objects<text:bookmark-end text:name="__RefHeading___Toc766_2701573235"/></text:h>
      <text:p text:style-name="P35">Objects such as switch statements may contain Arduino instructions. If a flow-control object contains at least one instruction, the flow-control object’s name will be underlined.</text:p>
      <text:p text:style-name="P35"/>
      <text:h text:style-name="P27" text:outline-level="1"><text:bookmark-start text:name="__RefHeading___Toc768_2701573235"/>Function <text:span text:style-name="T50">Objects</text:span><text:bookmark-end text:name="__RefHeading___Toc768_2701573235"/></text:h>
      <text:p text:style-name="P34">A Glitch function having an underlined name indicates that the function has a non-empty body. That is, the function contains at least one Arduino instruction.</text:p>
      <text:p text:style-name="P34"/>
      <text:h text:style-name="P24" text:outline-level="1"><text:bookmark-start text:name="__RefHeading___Toc1583_330706588"/>Operating Systems<text:bookmark-end text:name="__RefHeading___Toc1583_330706588"/></text:h>
      <text:p text:style-name="P6"><text:span text:style-name="T14">Glitch</text:span> supports <text:alphabetical-index-mark-start text:id="IMark111349610316592"/><text:span text:style-name="T11">Android</text:span><text:alphabetical-index-mark-end text:id="IMark111349610316592"/><text:span text:style-name="T11">, </text:span><text:alphabetical-index-mark-start text:id="IMark111349632989376"/>FreeBSD<text:alphabetical-index-mark-end text:id="IMark111349632989376"/>, <text:alphabetical-index-mark-start text:id="IMark111349643703344"/>Linux<text:alphabetical-index-mark-end text:id="IMark111349643703344"/>, <text:alphabetical-index-mark-start text:id="IMark111349644833024"/>MacOS<text:alphabetical-index-mark-end text:id="IMark111349644833024"/>, <text:alphabetical-index-mark-start text:id="IMark111349636732144"/><text:span text:style-name="T4">OS/2</text:span><text:alphabetical-index-mark-end text:id="IMark111349636732144"/><text:span text:style-name="T4">, </text:span><text:alphabetical-index-mark-start text:id="IMark111349613512832"/><text:span text:style-name="T4">OpenBSD</text:span><text:alphabetical-index-mark-end text:id="IMark111349613512832"/><text:span text:style-name="T4">, </text:span>and <text:alphabetical-index-mark-start text:id="IMark111349613747632"/>Windows<text:alphabetical-index-mark-end text:id="IMark111349613747632"/>. Generally, <text:span text:style-name="T3">the application</text:span> should be compatible with any operating system where <text:span text:style-name="T26">a </text:span><text:span text:style-name="T17">modern </text:span><text:alphabetical-index-mark-start text:id="IMark111349630761184"/>Qt<text:alphabetical-index-mark-end text:id="IMark111349630761184"/> <text:span text:style-name="T17">is </text:span>supported. The software has also been tested on a variety of architectures, including <text:alphabetical-index-mark-start text:id="IMark111349636982688"/><text:span text:style-name="T6">AMD</text:span><text:alphabetical-index-mark-end text:id="IMark111349636982688"/><text:span text:style-name="T6">, </text:span><text:alphabetical-index-mark-start text:id="IMark111349634883296"/>ARM<text:alphabetical-index-mark-end text:id="IMark111349634883296"/>, <text:span text:style-name="T49">Apple Silicon, </text:span><text:alphabetical-index-mark-start text:id="IMark111349646001040"/><text:span text:style-name="T5">PowerPC</text:span><text:alphabetical-index-mark-end text:id="IMark111349646001040"/><text:span text:style-name="T5">, an</text:span><text:span text:style-name="T18">d </text:span><text:alphabetical-index-mark-start text:id="IMark111349577080720"/><text:span text:style-name="T5">S</text:span><text:span text:style-name="T40">PARC</text:span><text:alphabetical-index-mark-end text:id="IMark111349577080720"/><text:span text:style-name="T5">.</text:span></text:p>
      <text:p text:style-name="P9"/>
      <text:h text:style-name="P25"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111349610316592"/><text:span text:style-name="T13">SQL</text:span><text:alphabetical-index-mark-end text:id="IMark111349610316592"/><text:span text:style-name="T13"> </text:span>queries are parameterized. Prepared <text:span text:style-name="T7">SQL </text:span>statements are resilient against SQL injections.</text:p>
      <text:p text:style-name="P7"/>
      <text:h text:style-name="P26" text:outline-level="1"><text:bookmark-start text:name="__RefHeading___Toc2479_33831790681"/>Wiring Objects<text:bookmark-end text:name="__RefHeading___Toc2479_33831790681"/></text:h>
      <text:p text:style-name="P15"><text:alphabetical-index-mark-start text:id="IMark111349632989376"/>Wired<text:alphabetical-index-mark-end text:id="IMark111349632989376"/>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4">To wire two objects, click on either the input or output side of one of the objects and then click on the input or output side of the second object. Some objects lack input and output ports. If a wiring indicator is not shown for an object on a hover event over an input port, the object </text:span><text:span text:style-name="T55">is maximally-wired on the input port.</text:span></text:p>
      <text:p text:style-name="P15"/>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4">Index</text:p>
          </text:index-title>
          <text:p text:style-name="P29">AMD<text:tab/>9</text:p>
          <text:p text:style-name="P29">Android<text:tab/>9</text:p>
          <text:p text:style-name="P29">Arduino<text:tab/>3 f.</text:p>
          <text:p text:style-name="P29">ARM<text:tab/>9</text:p>
          <text:p text:style-name="P29">block diagrams<text:tab/>3</text:p>
          <text:p text:style-name="P29">blueprints<text:tab/>3</text:p>
          <text:p text:style-name="P29">Categories<text:tab/>5</text:p>
          <text:p text:style-name="P29">context menu<text:tab/>6</text:p>
          <text:p text:style-name="P29">Copying<text:tab/>6</text:p>
          <text:p text:style-name="P29">FreeBSD<text:tab/>9</text:p>
          <text:p text:style-name="P29">Glitch<text:tab/>3</text:p>
          <text:p text:style-name="P29">Linux<text:tab/>9</text:p>
          <text:p text:style-name="P29">loop()<text:tab/>4</text:p>
          <text:p text:style-name="P29">MacOS<text:tab/>9</text:p>
          <text:p text:style-name="P29">OpenBSD<text:tab/>9</text:p>
          <text:p text:style-name="P29">OS/2<text:tab/>9</text:p>
          <text:p text:style-name="P29">pasting<text:tab/>6</text:p>
          <text:p text:style-name="P29">PowerPC<text:tab/>3, 9</text:p>
          <text:p text:style-name="P29">Qt<text:tab/>9</text:p>
          <text:p text:style-name="P29">Qt 5.5.1<text:tab/>3</text:p>
          <text:p text:style-name="P29">Qt LTS<text:tab/>3</text:p>
          <text:p text:style-name="P29">redo / undo stack<text:tab/>6</text:p>
          <text:p text:style-name="P29">setup()<text:tab/>4</text:p>
          <text:p text:style-name="P29">SPARC<text:tab/>9</text:p>
          <text:p text:style-name="P29">SQL<text:tab/>10</text:p>
          <text:p text:style-name="P29">visual compiler<text:tab/>3</text:p>
          <text:p text:style-name="P29">Windows<text:tab/>9</text:p>
          <text:p text:style-name="P29">Wired<text:tab/>11</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2</text:page-number><text:s/><text:span text:style-name="MT1">of </text:span><text:span text:style-name="MT1"><text:page-count>1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4-26T18:54:02.205467556</dc:date>
    <meta:editing-duration>P8DT4H35M57S</meta:editing-duration>
    <meta:editing-cycles>1115</meta:editing-cycles>
    <meta:generator>LibreOffice/24.2.7.2$Linux_X86_64 LibreOffice_project/420$Build-2</meta:generator>
    <meta:print-date>2025-04-26T18:43:49.225336202</meta:print-date>
    <meta:printed-by>PDF files</meta:printed-by>
    <meta:document-statistic meta:table-count="0" meta:image-count="0" meta:object-count="0" meta:page-count="12" meta:paragraph-count="64" meta:word-count="591" meta:character-count="3638" meta:non-whitespace-character-count="3111"/>
  </office:meta>
</office:document-meta>
</file>